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office:value-type="string">
            <text:p>animalBear0</text:p>
          </table:table-cell>
          <table:table-cell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office:value-type="string">
            <text:p>animalBear1</text:p>
          </table:table-cell>
          <table:table-cell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office:value-type="string">
            <text:p>ctran0</text:p>
          </table:table-cell>
          <table:table-cell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office:value-type="string">
            <text:p>ctran1</text:p>
          </table:table-cell>
          <table:table-cell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office:value-type="string">
            <text:p>ctran2</text:p>
          </table:table-cell>
          <table:table-cell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office:value-type="string">
            <text:p>bamham</text:p>
          </table:table-cell>
          <table:table-cell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office:value-type="string">
            <text:p>hotspotsquat</text:p>
          </table:table-cell>
          <table:table-cell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8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9-03T18:33:06.93</dc:date>
    <dc:creator>Seab Dinch</dc:creator>
    <meta:editing-duration>P3DT46M51S</meta:editing-duration>
    <meta:editing-cycles>17</meta:editing-cycles>
    <meta:generator>OpenOffice/4.1.2$Win32 OpenOffice.org_project/412m3$Build-9782</meta:generator>
    <meta:document-statistic meta:table-count="3" meta:cell-count="82" meta:object-count="0"/>
  </office:meta>
</office:document-meta>
</file>